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use-regular-expressions="false" table:use-wildcards="true"/>
      <table:table table:name="FILT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/>
          <table:table-cell table:number-matrix-columns-spanned="3" table:number-matrix-rows-spanned="3" table:formula="of:=COM.GITHUB.JFERARD.LOPOLYFILL.LOPOLYFILLIMPL.LOPFILTER([.A2:.C13];[.A2:.A13]&gt;50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7" calcext:value-type="float">
            <text:p>57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table:number-matrix-columns-spanned="1" table:number-matrix-rows-spanned="1" table:formula="of:=COM.GITHUB.JFERARD.LOPOLYFILL.LOPOLYFILLIMPL.LOPFILTER([.A2:.C13];[.B2:.B13]&gt;90;&quot;No results&quot;)" office:value-type="string" office:string-value="No results" calcext:value-type="string">
            <text:p>No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table:number-matrix-columns-spanned="4" table:number-matrix-rows-spanned="4" table:formula="of:=COM.GITHUB.JFERARD.LOPOLYFILL.LOPOLYFILLIMPL.LOPFILTER([.A16:.D31];[.C16:.C31]=&quot;Apple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table:number-matrix-columns-spanned="4" table:number-matrix-rows-spanned="2" table:formula="of:=COM.GITHUB.JFERARD.LOPOLYFILL.LOPOLYFILLIMPL.LOPFILTER([.A16:.D31];([.A16:.A31]=&quot;East&quot;)*([.C16:.C31]=&quot;Apple&quot;);&quot;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5"/>
        </table:table-row>
      </table:table>
      <table:table table:name="RANDARRAY" table:style-name="ta1">
        <table:table-column table:style-name="co1" table:number-columns-repeated="11" table:default-cell-style-name="Default"/>
        <table:table-row table:style-name="ro1">
          <table:table-cell table:number-matrix-columns-spanned="2" table:number-matrix-rows-spanned="10" table:formula="of:=COM.GITHUB.JFERARD.LOPOLYFILL.LOPOLYFILLIMPL.LOPRANDARRAY(10;2;40;50;0)" office:value-type="float" office:value="40.3819201604955" calcext:value-type="float">
            <text:p>40,3819201604955</text:p>
          </table:table-cell>
          <table:table-cell office:value-type="float" office:value="40.9071947386631" calcext:value-type="float">
            <text:p>40,9071947386631</text:p>
          </table:table-cell>
          <table:table-cell table:number-columns-repeated="9"/>
        </table:table-row>
        <table:table-row table:style-name="ro1">
          <table:table-cell office:value-type="float" office:value="42.9227852780853" calcext:value-type="float">
            <text:p>42,9227852780853</text:p>
          </table:table-cell>
          <table:table-cell office:value-type="float" office:value="40.0172468095602" calcext:value-type="float">
            <text:p>40,0172468095602</text:p>
          </table:table-cell>
          <table:table-cell table:number-columns-repeated="9"/>
        </table:table-row>
        <table:table-row table:style-name="ro1">
          <table:table-cell office:value-type="float" office:value="47.219945116955" calcext:value-type="float">
            <text:p>47,219945116955</text:p>
          </table:table-cell>
          <table:table-cell office:value-type="float" office:value="47.0544029925106" calcext:value-type="float">
            <text:p>47,0544029925106</text:p>
          </table:table-cell>
          <table:table-cell table:number-columns-repeated="9"/>
        </table:table-row>
        <table:table-row table:style-name="ro1">
          <table:table-cell office:value-type="float" office:value="41.2022282423411" calcext:value-type="float">
            <text:p>41,2022282423411</text:p>
          </table:table-cell>
          <table:table-cell office:value-type="float" office:value="46.3616094601709" calcext:value-type="float">
            <text:p>46,3616094601709</text:p>
          </table:table-cell>
          <table:table-cell table:number-columns-repeated="9"/>
        </table:table-row>
        <table:table-row table:style-name="ro1">
          <table:table-cell office:value-type="float" office:value="42.7547460590836" calcext:value-type="float">
            <text:p>42,7547460590836</text:p>
          </table:table-cell>
          <table:table-cell office:value-type="float" office:value="48.3051627827426" calcext:value-type="float">
            <text:p>48,3051627827426</text:p>
          </table:table-cell>
          <table:table-cell table:number-columns-repeated="9"/>
        </table:table-row>
        <table:table-row table:style-name="ro1">
          <table:table-cell office:value-type="float" office:value="46.991285384077" calcext:value-type="float">
            <text:p>46,991285384077</text:p>
          </table:table-cell>
          <table:table-cell office:value-type="float" office:value="40.0834816367871" calcext:value-type="float">
            <text:p>40,0834816367871</text:p>
          </table:table-cell>
          <table:table-cell table:number-columns-repeated="9"/>
        </table:table-row>
        <table:table-row table:style-name="ro1">
          <table:table-cell office:value-type="float" office:value="49.3529785477132" calcext:value-type="float">
            <text:p>49,3529785477132</text:p>
          </table:table-cell>
          <table:table-cell office:value-type="float" office:value="45.0416936531417" calcext:value-type="float">
            <text:p>45,0416936531417</text:p>
          </table:table-cell>
          <table:table-cell table:number-columns-repeated="9"/>
        </table:table-row>
        <table:table-row table:style-name="ro1">
          <table:table-cell office:value-type="float" office:value="45.0029883112142" calcext:value-type="float">
            <text:p>45,0029883112142</text:p>
          </table:table-cell>
          <table:table-cell office:value-type="float" office:value="42.3530369588283" calcext:value-type="float">
            <text:p>42,3530369588283</text:p>
          </table:table-cell>
          <table:table-cell table:number-columns-repeated="9"/>
        </table:table-row>
        <table:table-row table:style-name="ro1">
          <table:table-cell office:value-type="float" office:value="42.5758061484193" calcext:value-type="float">
            <text:p>42,5758061484193</text:p>
          </table:table-cell>
          <table:table-cell office:value-type="float" office:value="40.233462307683" calcext:value-type="float">
            <text:p>40,233462307683</text:p>
          </table:table-cell>
          <table:table-cell table:number-columns-repeated="9"/>
        </table:table-row>
        <table:table-row table:style-name="ro1">
          <table:table-cell office:value-type="float" office:value="40.3178404899694" calcext:value-type="float">
            <text:p>40,3178404899694</text:p>
          </table:table-cell>
          <table:table-cell office:value-type="float" office:value="47.5305169747481" calcext:value-type="float">
            <text:p>47,530516974748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matrix-columns-spanned="3" table:number-matrix-rows-spanned="5" table:formula="of:=COM.GITHUB.JFERARD.LOPOLYFILL.LOPOLYFILLIMPL.LOPRANDARRAY(5;3)" office:value-type="float" office:value="0.133765313457931" calcext:value-type="float">
            <text:p>0,133765313457931</text:p>
          </table:table-cell>
          <table:table-cell office:value-type="float" office:value="0.432811210811865" calcext:value-type="float">
            <text:p>0,432811210811865</text:p>
          </table:table-cell>
          <table:table-cell office:value-type="float" office:value="0.234447824984074" calcext:value-type="float">
            <text:p>0,234447824984074</text:p>
          </table:table-cell>
          <table:table-cell/>
          <table:table-cell table:number-matrix-columns-spanned="3" table:number-matrix-rows-spanned="5" table:formula="of:=COM.GITHUB.JFERARD.LOPOLYFILL.LOPOLYFILLIMPL.LOPRANDARRAY(5;3;1;100)" office:value-type="float" office:value="57.120515841674" calcext:value-type="float">
            <text:p>57,120515841674</text:p>
          </table:table-cell>
          <table:table-cell office:value-type="float" office:value="37.6383593715724" calcext:value-type="float">
            <text:p>37,6383593715724</text:p>
          </table:table-cell>
          <table:table-cell office:value-type="float" office:value="68.8366342978749" calcext:value-type="float">
            <text:p>68,8366342978749</text:p>
          </table:table-cell>
          <table:table-cell/>
          <table:table-cell table:number-matrix-columns-spanned="3" table:number-matrix-rows-spanned="5" table:formula="of:=COM.GITHUB.JFERARD.LOPOLYFILL.LOPOLYFILLIMPL.LOPRANDARRAY(5;3;1;100;1)"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956629722413835" calcext:value-type="float">
            <text:p>0,956629722413835</text:p>
          </table:table-cell>
          <table:table-cell office:value-type="float" office:value="0.712764719474661" calcext:value-type="float">
            <text:p>0,712764719474661</text:p>
          </table:table-cell>
          <table:table-cell office:value-type="float" office:value="0.474325396265296" calcext:value-type="float">
            <text:p>0,474325396265296</text:p>
          </table:table-cell>
          <table:table-cell/>
          <table:table-cell office:value-type="float" office:value="59.4975739285778" calcext:value-type="float">
            <text:p>59,4975739285778</text:p>
          </table:table-cell>
          <table:table-cell office:value-type="float" office:value="5.19361623871307" calcext:value-type="float">
            <text:p>5,19361623871307</text:p>
          </table:table-cell>
          <table:table-cell office:value-type="float" office:value="34.1878744798883" calcext:value-type="float">
            <text:p>34,187874479888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475967280717384" calcext:value-type="float">
            <text:p>0,475967280717384</text:p>
          </table:table-cell>
          <table:table-cell office:value-type="float" office:value="0.751975245578912" calcext:value-type="float">
            <text:p>0,751975245578912</text:p>
          </table:table-cell>
          <table:table-cell office:value-type="float" office:value="0.0920659488490893" calcext:value-type="float">
            <text:p>0,0920659488490893</text:p>
          </table:table-cell>
          <table:table-cell/>
          <table:table-cell office:value-type="float" office:value="40.7523139903068" calcext:value-type="float">
            <text:p>40,7523139903068</text:p>
          </table:table-cell>
          <table:table-cell office:value-type="float" office:value="11.7782801114902" calcext:value-type="float">
            <text:p>11,7782801114902</text:p>
          </table:table-cell>
          <table:table-cell office:value-type="float" office:value="35.1364906037038" calcext:value-type="float">
            <text:p>35,136490603703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165408789665947" calcext:value-type="float">
            <text:p>0,165408789665947</text:p>
          </table:table-cell>
          <table:table-cell office:value-type="float" office:value="0.727180863063805" calcext:value-type="float">
            <text:p>0,727180863063805</text:p>
          </table:table-cell>
          <table:table-cell office:value-type="float" office:value="0.700244914603132" calcext:value-type="float">
            <text:p>0,700244914603132</text:p>
          </table:table-cell>
          <table:table-cell/>
          <table:table-cell office:value-type="float" office:value="89.8210455056724" calcext:value-type="float">
            <text:p>89,8210455056724</text:p>
          </table:table-cell>
          <table:table-cell office:value-type="float" office:value="86.5827821861427" calcext:value-type="float">
            <text:p>86,5827821861427</text:p>
          </table:table-cell>
          <table:table-cell office:value-type="float" office:value="29.1362279990498" calcext:value-type="float">
            <text:p>29,136227999049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248190608275633" calcext:value-type="float">
            <text:p>0,248190608275633</text:p>
          </table:table-cell>
          <table:table-cell office:value-type="float" office:value="0.388066168683274" calcext:value-type="float">
            <text:p>0,388066168683274</text:p>
          </table:table-cell>
          <table:table-cell office:value-type="float" office:value="0.0255497367505497" calcext:value-type="float">
            <text:p>0,0255497367505497</text:p>
          </table:table-cell>
          <table:table-cell/>
          <table:table-cell office:value-type="float" office:value="60.2585694611742" calcext:value-type="float">
            <text:p>60,2585694611742</text:p>
          </table:table-cell>
          <table:table-cell office:value-type="float" office:value="65.6378115697313" calcext:value-type="float">
            <text:p>65,6378115697313</text:p>
          </table:table-cell>
          <table:table-cell office:value-type="float" office:value="54.3968306254835" calcext:value-type="float">
            <text:p>54,396830625483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SEQUENCE" table:style-name="ta1">
        <table:table-column table:style-name="co1" table:number-columns-repeated="6" table:default-cell-style-name="Default"/>
        <table:table-row table:style-name="ro1">
          <table:table-cell table:number-matrix-columns-spanned="3" table:number-matrix-rows-spanned="3" table:formula="of:=COM.GITHUB.JFERARD.LOPOLYFILL.LOPOLYFILLIMPL.LOPSEQUENCE(3;3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4" table:number-matrix-rows-spanned="2" table:formula="of:=COM.GITHUB.JFERARD.LOPOLYFILL.LOPOLYFILLIMPL.LOPSEQUENCE(2;4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5" table:number-matrix-rows-spanned="4" table:formula="of:=COM.GITHUB.JFERARD.LOPOLYFILL.LOPOLYFILLIMPL.LOPSEQUENCE(4;5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1" table:formula="of:=TEXT(DATE(YEAR(TODAY());COM.GITHUB.JFERARD.LOPOLYFILL.LOPOLYFILLIMPL.LOPSEQUENCE(1;6);1);&quot;mmm&quot;)" office:value-type="string" office:string-value="janv." calcext:value-type="string">
            <text:p>janv.</text:p>
          </table:table-cell>
          <table:table-cell office:value-type="string" office:string-value="févr." calcext:value-type="string">
            <text:p>févr.</text:p>
          </table:table-cell>
          <table:table-cell office:value-type="string" office:string-value="mars" calcext:value-type="string">
            <text:p>mars</text:p>
          </table:table-cell>
          <table:table-cell office:value-type="string" office:string-value="avr." calcext:value-type="string">
            <text:p>avr.</text:p>
          </table:table-cell>
          <table:table-cell office:value-type="string" office:string-value="mai" calcext:value-type="string">
            <text:p>mai</text:p>
          </table:table-cell>
          <table:table-cell office:value-type="string" office:string-value="juin" calcext:value-type="string">
            <text:p>ju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5" table:formula="of:=COM.GITHUB.JFERARD.LOPOLYFILL.LOPOLYFILLIMPL.LOPSEQUENCE(5;1;1001;100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5"/>
        </table:table-row>
      </table:table>
      <table:table table:name="SOR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Product Name</text:p>
          </table:table-cell>
          <table:table-cell table:style-name="ce3" office:value-type="string" calcext:value-type="string">
            <text:p>Sales</text:p>
          </table:table-cell>
          <table:table-cell table:style-name="ce3"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3" table:number-matrix-rows-spanned="5" table:formula="of:=COM.GITHUB.JFERARD.LOPOLYFILL.LOPOLYFILLIMPL.LOPSORT([.A2:.C6];2;1)"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table:number-matrix-columns-spanned="3" table:number-matrix-rows-spanned="6" table:formula="of:=COM.GITHUB.JFERARD.LOPOLYFILL.LOPOLYFILLIMPL.LOPSORT([.A1:.C6];1;1;1)" office:value-type="string" office:string-value="Product Name" calcext:value-type="string">
            <text:p>Product Name</text:p>
          </table:table-cell>
          <table:table-cell office:value-type="string" office:string-value="Revenue" calcext:value-type="string">
            <text:p>Revenue</text:p>
          </table:table-cell>
          <table:table-cell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office:string-value="pencil" calcext:value-type="string">
            <text:p>pencil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office:string-value="pen" calcext:value-type="string">
            <text:p>pen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office:string-value="notebook" calcext:value-type="string">
            <text:p>notebook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/>
          <table:table-cell office:value-type="string" office:string-value="book" calcext:value-type="string">
            <text:p>book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</table:table-row>
        <table:table-row table:style-name="ro1">
          <table:table-cell table:number-matrix-columns-spanned="3" table:number-matrix-rows-spanned="5" table:formula="of:=COM.GITHUB.JFERARD.LOPOLYFILL.LOPOLYFILLIMPL.LOPSORT([.A2:.C6];3;-1)"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office:value-type="float" office:value="622" calcext:value-type="float">
            <text:p>622</text:p>
          </table:table-cell>
          <table:table-cell table:number-matrix-columns-spanned="1" table:number-matrix-rows-spanned="10" table:formula="of:=COM.GITHUB.JFERARD.LOPOLYFILL.LOPOLYFILLIMPL.LOPSORT([.F22:.F31];1;-1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1" table:number-matrix-rows-spanned="16" table:formula="of:=COM.GITHUB.JFERARD.LOPOLYFILL.LOPOLYFILLIMPL.LOPSORT([.A22:.A37])" office:value-type="string" office:string-value="East" calcext:value-type="string">
            <text:p>East</text:p>
          </table:table-cell>
          <table:table-cell table:number-matrix-columns-spanned="1" table:number-matrix-rows-spanned="16" table:formula="of:=COM.GITHUB.JFERARD.LOPOLYFILL.LOPOLYFILLIMPL.LOPSORT([.B22:.B37])" office:value-type="string" office:string-value="Amy" calcext:value-type="string">
            <text:p>Amy</text:p>
          </table:table-cell>
          <table:table-cell table:number-matrix-columns-spanned="1" table:number-matrix-rows-spanned="16" table:formula="of:=COM.GITHUB.JFERARD.LOPOLYFILL.LOPOLYFILLIMPL.LOPSORT([.C22:.C37])" office:value-type="string" office:string-value="Apple" calcext:value-type="string">
            <text:p>App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Amy" calcext:value-type="string">
            <text:p>Amy</text:p>
          </table:table-cell>
          <table:table-cell office:value-type="string" office:string-value="Apple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table:number-matrix-columns-spanned="2" table:number-matrix-rows-spanned="9" table:formula="of:=COM.GITHUB.JFERARD.LOPOLYFILL.LOPOLYFILLIMPL.LOPSORT(COM.GITHUB.JFERARD.LOPOLYFILL.LOPOLYFILLIMPL.LOPFILTER([.C22:.D37];[.D22:.D37]&gt;[.E40]);2;1)" office:value-type="string" office:string-value="Pear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</table:table>
      <table:table table:name="SORTB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8" table:formula="of:=COM.GITHUB.JFERARD.LOPOLYFILL.LOPOLYFILLIMPL.LOPSORTBY([.A2:.C9];[.A2:.A9];1;[.C2:.C9];-1)" office:value-type="float" office:value="1" calcext:value-type="float">
            <text:p>1</text:p>
          </table:table-cell>
          <table:table-cell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h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NIQUE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matrix-columns-spanned="1" table:number-matrix-rows-spanned="8" table:formula="of:=COM.GITHUB.JFERARD.LOPOLYFILL.LOPOLYFILLIMPL.LOPUNIQUE([.A1:.A10])" office:value-type="float" office:value="1" calcext:value-type="float">
            <text:p>1</text:p>
          </table:table-cell>
          <table:table-cell/>
          <table:table-cell table:number-matrix-columns-spanned="1" table:number-matrix-rows-spanned="6" table:formula="of:=COM.GITHUB.JFERARD.LOPOLYFILL.LOPOLYFILLIMPL.LOPUNIQUE([.A1:.A10];;1)" office:value-type="float" office:value="1" calcext:value-type="float">
            <text:p>1</text:p>
          </table:table-cell>
          <table:table-cell/>
          <table:table-cell table:number-matrix-columns-spanned="5" table:number-matrix-rows-spanned="1" table:formula="of:=COM.GITHUB.JFERARD.LOPOLYFILL.LOPOLYFILLIMPL.LOPUNIQUE([.A1:.G1]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matrix-columns-spanned="2" table:number-matrix-rows-spanned="6" table:formula="of:=COM.GITHUB.JFERARD.LOPOLYFILL.LOPOLYFILLIMPL.LOPUNIQUE([.A22:.B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matrix-columns-spanned="1" table:number-matrix-rows-spanned="1" table:formula="of:=COM.GITHUB.JFERARD.LOPOLYFILL.LOPOLYFILLIMPL.LOPUNIQUE([.A22:.A29])" office:value-type="float" office:value="1" calcext:value-type="float">
            <text:p>1</text:p>
          </table:table-cell>
          <table:table-cell table:number-columns-repeated="8"/>
        </table:table-row>
      </table:table>
      <table:table table:name="XLOOKUP" table:style-name="ta1">
        <table:table-column table:style-name="co1" table:number-columns-repeated="119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  <table:table-cell table:number-columns-repeated="113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19" table:number-matrix-rows-spanned="1" table:formula="of:=COM.GITHUB.JFERARD.LOPOLYFILL.LOPOLYFILLIMPL.LOPXLOOKUP(&quot;Atomic Number&quot;;[.A2:.A4];[.A2:.DO4])" office:value-type="string" office:string-value="Atomic Number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office:string-value="...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4" table:formula="of:=COM.GITHUB.JFERARD.LOPOLYFILL.LOPOLYFILLIMPL.LOPXLOOKUP(&quot;Helium&quot;;[.B1:.DO1];[.B1:.DO4])" office:value-type="string" office:string-value="Helium" calcext:value-type="string">
            <text:p>Helium</text:p>
          </table:table-cell>
          <table:table-cell table:number-columns-repeated="118"/>
        </table:table-row>
        <table:table-row table:style-name="ro1">
          <table:table-cell office:value-type="string" office:string-value="He" calcext:value-type="string">
            <text:p>He</text:p>
          </table:table-cell>
          <table:table-cell table:number-columns-repeated="1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office:string-value="4.0026" calcext:value-type="string">
            <text:p>4.0026</text:p>
          </table:table-cell>
          <table:table-cell table:number-columns-repeated="118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1" table:formula="of:=COM.GITHUB.JFERARD.LOPOLYFILL.LOPOLYFILLIMPL.LOPXLOOKUP(&quot;Kryptonite&quot;;[.B1:.DO1];[.B1:.DO4];&quot;Unknown element&quot;)" office:value-type="string" office:string-value="Unknown element" calcext:value-type="string">
            <text:p>Unknown element</text:p>
          </table:table-cell>
          <table:table-cell table:number-columns-repeated="118"/>
        </table:table-row>
      </table:table>
      <table:table table:name="XMAT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Number&quot;;[.A1:.A4])" office:value-type="float" office:value="3" calcext:value-type="float">
            <text:p>3</text:p>
          </table:table-cell>
          <table:table-cell/>
          <table:table-cell table:number-matrix-columns-spanned="1" table:number-matrix-rows-spanned="1" table:formula="of:=COM.GITHUB.JFERARD.LOPOLYFILL.LOPOLYFILLIMPL.LOPXMATCH(&quot;Atomic Number&quot;;[.A1:.A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Li&quot;; [.A2:.DO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*r&quot;;[.A1:.A4];2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Atomic .*r&quot;;[.A1:.A4]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Atomic&quot;;[.A1:.A4];3)" office:value-type="string" office:string-value="" calcext:value-type="error">
            <text:p>#VALEUR !</text:p>
          </table:table-cell>
          <table:table-cell office:value-type="string" calcext:value-type="string">
            <text:p>← depends on Options/Calc/Calculate/Search criteria on the whole cell</text:p>
          </table:table-cell>
          <table:table-cell table:number-columns-repeated="4"/>
        </table:table-row>
      </table:table>
      <table:table table:name="CHOOSE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CHOOSECOLS([.A1:.E3];2;4;5)" office:value-type="string" office:string-value="BBB" calcext:value-type="string">
            <text:p>BBB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3" table:formula="of:=COM.GITHUB.JFERARD.LOPOLYFILL.LOPOLYFILLIMPL.LOPCHOOSECOLS([.A1:.E3];1;-1)" office:value-type="string" office:string-value="AAA" calcext:value-type="string">
            <text:p>AAA</text:p>
          </table:table-cell>
          <table:table-cell office:value-type="string" office:string-value="EEE" calcext:value-type="string">
            <text:p>EEE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CHOOSEROW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2;3)"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1;-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</table:table>
      <table:table table:name="DRO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1;3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-1;-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 table:number-columns-repeated="3"/>
        </table:table-row>
      </table:table>
      <table:table table:name="TAK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TAKE([.A1:.E3];;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4" table:number-matrix-rows-spanned="2" table:formula="of:=COM.GITHUB.JFERARD.LOPOLYFILL.LOPOLYFILLIMPL.LOPTAKE([.A1:.E3];2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TAKE([.A1:.E3];-2;-2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EXPA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7" table:number-matrix-rows-spanned="4" table:formula="of:=COM.GITHUB.JFERARD.LOPOLYFILL.LOPOLYFILLIMPL.LOPEXPAND([.A1:.E3];4;7;&quot;@@@&quot;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</table:table>
      <table:table table:name="H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7" table:number-matrix-rows-spanned="5" table:formula="of:=COM.GITHUB.JFERARD.LOPOLYFILL.LOPOLYFILLIMPL.LOPH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table:number-columns-repeated="8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table:number-columns-repeated="8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V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5" table:number-matrix-rows-spanned="8" table:formula="of:=COM.GITHUB.JFERARD.LOPOLYFILL.LOPOLYFILLIMPL.LOPV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10"/>
        </table:table-row>
        <table:table-row table:style-name="ro1"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TOCO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1" table:number-matrix-rows-spanned="15" table:formula="of:=COM.GITHUB.JFERARD.LOPOLYFILL.LOPOLYFILLIMPL.LOPTOCOL([.A1:.E3]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;TRUE())" office:value-type="string" office:string-value="AAA" calcext:value-type="string">
            <text:p>AAA</text:p>
          </table:table-cell>
          <table:table-cell table:number-columns-repeated="2"/>
        </table:table-row>
        <table:table-row table:style-name="ro1">
          <table:table-cell office:value-type="string" office:string-value="BBB" calcext:value-type="string">
            <text:p>BBB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FFF" calcext:value-type="string">
            <text:p>FFF</text:p>
          </table:table-cell>
          <table:table-cell table:number-columns-repeated="2"/>
        </table:table-row>
        <table:table-row table:style-name="ro1">
          <table:table-cell office:value-type="string" office:string-value="CCC" calcext:value-type="string">
            <text:p>CCC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KKK" calcext:value-type="string">
            <text:p>KKK</text:p>
          </table:table-cell>
          <table:table-cell table:number-columns-repeated="2"/>
        </table:table-row>
        <table:table-row table:style-name="ro1">
          <table:table-cell office:value-type="string" office:string-value="DDD" calcext:value-type="string">
            <text:p>DDD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BBB" calcext:value-type="string">
            <text:p>BBB</text:p>
          </table:table-cell>
          <table:table-cell table:number-columns-repeated="2"/>
        </table:table-row>
        <table:table-row table:style-name="ro1">
          <table:table-cell office:value-type="string" office:string-value="EEE" calcext:value-type="string">
            <text:p>EEE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LLL" calcext:value-type="string">
            <text:p>LLL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DDD" calcext:value-type="string">
            <text:p>DDD</text:p>
          </table:table-cell>
          <table:table-cell table:number-columns-repeated="2"/>
        </table:table-row>
        <table:table-row table:style-name="ro1">
          <table:table-cell office:value-type="string" office:string-value="III" calcext:value-type="string">
            <text:p>III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III" calcext:value-type="string">
            <text:p>III</text:p>
          </table:table-cell>
          <table:table-cell table:number-columns-repeated="2"/>
        </table:table-row>
        <table:table-row table:style-name="ro1">
          <table:table-cell office:value-type="string" office:string-value="JJJ" calcext:value-type="string">
            <text:p>JJJ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MMM" calcext:value-type="string">
            <text:p>MMM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office:string-value="OOO" calcext:value-type="string">
            <text:p>OOO</text:p>
          </table:table-cell>
          <table:table-cell table:style-name="ce2"/>
          <table:table-cell table:number-columns-repeated="3"/>
        </table:table-row>
      </table:table>
      <table:table table:name="TOROW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15" table:number-matrix-rows-spanned="1" table:formula="of:=COM.GITHUB.JFERARD.LOPOLYFILL.LOPOLYFILLIMPL.LOPTOROW([.A1:.E3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matrix-columns-spanned="13" table:number-matrix-rows-spanned="1" table:formula="of:=COM.GITHUB.JFERARD.LOPOLYFILL.LOPOLYFILLIMPL.LOPTOROW([.A1:.E3];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matrix-columns-spanned="13" table:number-matrix-rows-spanned="1" table:formula="of:=COM.GITHUB.JFERARD.LOPOLYFILL.LOPOLYFILLIMPL.LOPTOROW([.A1:.E3];1;TRUE())" office:value-type="string" office:string-value="AAA" calcext:value-type="string">
            <text:p>AAA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WRAP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3" table:number-matrix-rows-spanned="6" table:formula="of:=COM.GITHUB.JFERARD.LOPOLYFILL.LOPOLYFILLIMPL.LOPWRAPCOLS([.A1:.A15];6)" office:value-type="string" office:string-value="AAA" calcext:value-type="string">
            <text:p>AAA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MMM" calcext:value-type="string">
            <text:p>MMM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BBB" calcext:value-type="string">
            <text:p>BBB</text:p>
          </table:table-cell>
          <table:table-cell office:value-type="string" office:string-value="HHH" calcext:value-type="string">
            <text:p>HHH</text:p>
          </table:table-cell>
          <table:table-cell office:value-type="string" office:string-value="NNN" calcext:value-type="string">
            <text:p>NNN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CCC" calcext:value-type="string">
            <text:p>CCC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DDD" calcext:value-type="string">
            <text:p>DDD</text:p>
          </table:table-cell>
          <table:table-cell office:value-type="string" office:string-value="JJJ" calcext:value-type="string">
            <text:p>JJJ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KKK" calcext:value-type="string">
            <text:p>KKK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/>
          <table:table-cell office:value-type="string" office:string-value="FFF" calcext:value-type="string">
            <text:p>FFF</text:p>
          </table:table-cell>
          <table:table-cell office:value-type="string" office:string-value="LLL" calcext:value-type="string">
            <text:p>LLL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4"/>
        </table:table-row>
      </table:table>
      <table:table table:name="WRAPROW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4" table:number-matrix-rows-spanned="4" table:formula="of:=COM.GITHUB.JFERARD.LOPOLYFILL.LOPOLYFILLIMPL.LOPWRAPROWS([.A1:.A15]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HHH" calcext:value-type="string">
            <text:p>HHH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5"/>
        </table:table-row>
      </table:table>
      <table:table table:name="UPGRADE" table:style-name="ta1">
        <table:table-column table:style-name="co1" table:default-cell-style-name="Default"/>
        <table:table-row table:style-name="ro1">
          <table:table-cell table:formula="of:=COM.GITHUB.JFERARD.LOPOLYFILL.LOPOLYFILLIMPL.LOPUPGRADE()" office:value-type="string" office:string-value="ok" calcext:value-type="string">
            <text:p>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SUM([.C1:.C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20:53:49.087153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14:07.211417892</meta:creation-date>
    <dc:date>2025-02-22T20:55:24.366165308</dc:date>
    <meta:editing-duration>PT21H17M33S</meta:editing-duration>
    <meta:editing-cycles>133</meta:editing-cycles>
    <meta:generator>LibreOffice/24.2.7.2$Linux_X86_64 LibreOffice_project/420$Build-2</meta:generator>
    <meta:document-statistic meta:table-count="20" meta:cell-count="1210" meta:object-count="0"/>
  </office:meta>
</office:document-meta>
</file>